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é-título">
      <style:paragraph-properties fo:text-align="start" style:justify-single-word="false"/>
      <style:text-properties fo:font-variant="small-caps" fo:color="#ffffff" style:font-name="CMU Serif1" fo:font-size="12pt" fo:font-style="normal" fo:font-weight="normal" officeooo:rsid="02742469" officeooo:paragraph-rsid="02742469" fo:background-color="transparent"/>
    </style:style>
    <style:style style:name="P2" style:family="paragraph" style:parent-style-name="Título_20_Seção">
      <style:text-properties officeooo:paragraph-rsid="028da779"/>
    </style:style>
    <style:style style:name="P3" style:family="paragraph" style:parent-style-name="Título_20_Seção">
      <style:text-properties officeooo:paragraph-rsid="02a19a37"/>
    </style:style>
    <style:style style:name="P4" style:family="paragraph" style:parent-style-name="Título_20_Seção">
      <style:text-properties officeooo:paragraph-rsid="02bd847d"/>
    </style:style>
    <style:style style:name="P5" style:family="paragraph" style:parent-style-name="Título_20_do_20_relatório">
      <style:text-properties officeooo:paragraph-rsid="02742469"/>
    </style:style>
    <style:style style:name="P6" style:family="paragraph" style:parent-style-name="Autor_20_Cabeçalho">
      <style:text-properties fo:font-style="normal" officeooo:paragraph-rsid="02660fa1" style:font-style-asian="normal" style:font-style-complex="normal"/>
    </style:style>
    <style:style style:name="P7" style:family="paragraph" style:parent-style-name="Standard">
      <style:text-properties officeooo:paragraph-rsid="02d9aed1"/>
    </style:style>
    <style:style style:name="P8" style:family="paragraph" style:parent-style-name="Text_20_body">
      <style:text-properties officeooo:paragraph-rsid="02c30a4d"/>
    </style:style>
    <style:style style:name="P9" style:family="paragraph" style:parent-style-name="Text_20_body">
      <style:text-properties officeooo:paragraph-rsid="02c9ae52"/>
    </style:style>
    <style:style style:name="P10" style:family="paragraph" style:parent-style-name="Text_20_body">
      <style:text-properties officeooo:paragraph-rsid="02d2f74d"/>
    </style:style>
    <style:style style:name="P11" style:family="paragraph" style:parent-style-name="Standard" style:list-style-name="L1">
      <style:text-properties officeooo:paragraph-rsid="02e46dcc"/>
    </style:style>
    <style:style style:name="P12" style:family="paragraph" style:parent-style-name="Standard" style:list-style-name="L1">
      <style:text-properties officeooo:paragraph-rsid="02e8ed0b"/>
    </style:style>
    <style:style style:name="P13" style:family="paragraph" style:parent-style-name="Standard" style:list-style-name="L1">
      <style:text-properties officeooo:paragraph-rsid="02e45693"/>
    </style:style>
    <style:style style:name="P14" style:family="paragraph" style:parent-style-name="Standard" style:list-style-name="L1">
      <style:text-properties officeooo:paragraph-rsid="02e9249a"/>
    </style:style>
    <style:style style:name="P15" style:family="paragraph" style:parent-style-name="Standard" style:list-style-name="L1">
      <style:text-properties officeooo:paragraph-rsid="02ec78bf"/>
    </style:style>
    <style:style style:name="P16" style:family="paragraph" style:parent-style-name="Standard" style:list-style-name="L1">
      <style:text-properties officeooo:paragraph-rsid="02eda748"/>
    </style:style>
    <style:style style:name="P17" style:family="paragraph" style:parent-style-name="Standard" style:list-style-name="L1">
      <style:text-properties officeooo:paragraph-rsid="02f0bfa4"/>
    </style:style>
    <style:style style:name="P18" style:family="paragraph" style:parent-style-name="Título_20_Seção">
      <style:text-properties officeooo:paragraph-rsid="02a19a37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style:font-name="CMU Serif2" fo:font-size="12pt" fo:font-weight="bold" officeooo:rsid="0239389d" fo:background-color="transparent" loext:char-shading-value="0"/>
    </style:style>
    <style:style style:name="T3" style:family="text">
      <style:text-properties fo:font-variant="small-caps" fo:color="#000000" style:font-name="CMU Serif2" fo:font-size="12pt" fo:font-weight="bold" officeooo:rsid="0276c954" fo:background-color="transparent" loext:char-shading-value="0"/>
    </style:style>
    <style:style style:name="T4" style:family="text">
      <style:text-properties fo:font-variant="small-caps" fo:color="#000000" style:font-name="CMU Serif2" fo:font-size="12pt" fo:font-weight="bold" officeooo:rsid="02bb4125" fo:background-color="transparent" loext:char-shading-value="0"/>
    </style:style>
    <style:style style:name="T5" style:family="text">
      <style:text-properties fo:font-variant="small-caps" fo:color="#000000" style:font-name="CMU Serif2" fo:font-size="12pt" fo:font-weight="bold" officeooo:rsid="02bcb0fc" fo:background-color="transparent" loext:char-shading-value="0"/>
    </style:style>
    <style:style style:name="T6" style:family="text">
      <style:text-properties fo:font-variant="small-caps" fo:color="#000000" style:font-name="CMU Serif2" fo:font-size="12pt" fo:font-weight="bold" officeooo:rsid="02bed165" fo:background-color="transparent" loext:char-shading-value="0"/>
    </style:style>
    <style:style style:name="T7" style:family="text">
      <style:text-properties fo:font-variant="small-caps" fo:color="#666666" style:text-position="0% 100%" style:font-name="CMU Serif3" fo:font-size="10.5pt" fo:font-style="normal" fo:font-weight="bold" officeooo:rsid="028da779" fo:background-color="transparent" loext:char-shading-value="0" style:font-size-asian="10.5pt" style:font-weight-asian="bold" style:font-size-complex="10.5pt" style:font-weight-complex="bold"/>
    </style:style>
    <style:style style:name="T8" style:family="text">
      <style:text-properties fo:font-variant="small-caps" fo:color="#666666" style:text-position="0% 100%" style:font-name="CMU Serif3" fo:font-size="10.5pt" fo:font-style="normal" fo:font-weight="bold" officeooo:rsid="02bd847d" fo:background-color="transparent" loext:char-shading-value="0" style:font-size-asian="10.5pt" style:font-weight-asian="bold" style:font-size-complex="10.5pt" style:font-weight-complex="bold"/>
    </style:style>
    <style:style style:name="T9" style:family="text">
      <style:text-properties fo:font-variant="small-caps" fo:color="#ffffff" style:font-name="CMU Serif2" fo:font-size="16pt" fo:font-style="normal" fo:font-weight="bold" officeooo:rsid="02742469" fo:background-color="transparent" loext:char-shading-value="0" style:font-size-asian="16pt" style:font-size-complex="16pt"/>
    </style:style>
    <style:style style:name="T10" style:family="text">
      <style:text-properties fo:font-variant="small-caps" fo:color="#ffffff" style:font-name="CMU Serif2" fo:font-size="16pt" fo:font-style="normal" fo:font-weight="bold" officeooo:rsid="02b8c0c7" fo:background-color="transparent" loext:char-shading-value="0" style:font-size-asian="16pt" style:font-size-complex="16pt"/>
    </style:style>
    <style:style style:name="T11" style:family="text">
      <style:text-properties fo:color="#000000" style:font-name="CMU Serif1" fo:font-weight="normal" officeooo:rsid="02cf7c37" fo:background-color="transparent" loext:char-shading-value="0" style:font-weight-asian="normal" style:font-weight-complex="normal"/>
    </style:style>
    <style:style style:name="T12" style:family="text">
      <style:text-properties fo:color="#000000" style:font-name="CMU Serif1" fo:font-weight="normal" officeooo:rsid="02d0b643" fo:background-color="transparent" loext:char-shading-value="0" style:font-weight-asian="normal" style:font-weight-complex="normal"/>
    </style:style>
    <style:style style:name="T13" style:family="text">
      <style:text-properties fo:color="#000000" style:font-name="CMU Serif1" fo:font-weight="normal" officeooo:rsid="02d272a0" fo:background-color="transparent" loext:char-shading-value="0" style:font-weight-asian="normal" style:font-weight-complex="normal"/>
    </style:style>
    <style:style style:name="T14" style:family="text">
      <style:text-properties fo:color="#000000" style:font-name="CMU Serif1" fo:font-weight="normal" officeooo:rsid="02d2f74d" fo:background-color="transparent" loext:char-shading-value="0" style:font-weight-asian="normal" style:font-weight-complex="normal"/>
    </style:style>
    <style:style style:name="T15" style:family="text">
      <style:text-properties fo:color="#000000" style:font-name="CMU Serif1" fo:font-weight="normal" officeooo:rsid="02d46d15" fo:background-color="transparent" loext:char-shading-value="0" style:font-weight-asian="normal" style:font-weight-complex="normal"/>
    </style:style>
    <style:style style:name="T16" style:family="text">
      <style:text-properties fo:color="#000000" style:font-name="CMU Serif1" fo:font-weight="normal" officeooo:rsid="02d591c6" fo:background-color="transparent" loext:char-shading-value="0" style:font-weight-asian="normal" style:font-weight-complex="normal"/>
    </style:style>
    <style:style style:name="T17" style:family="text">
      <style:text-properties fo:color="#000000" style:font-name="CMU Serif1" fo:font-weight="normal" officeooo:rsid="02d722c2" fo:background-color="transparent" loext:char-shading-value="0" style:font-weight-asian="normal" style:font-weight-complex="normal"/>
    </style:style>
    <style:style style:name="T18" style:family="text">
      <style:text-properties fo:color="#000000" style:font-name="CMU Serif1" fo:font-weight="normal" officeooo:rsid="02d818a6" fo:background-color="transparent" loext:char-shading-value="0" style:font-weight-asian="normal" style:font-weight-complex="normal"/>
    </style:style>
    <style:style style:name="T19" style:family="text">
      <style:text-properties fo:color="#000000" style:font-name="CMU Serif1" fo:font-weight="normal" officeooo:rsid="02e0234d" fo:background-color="transparent" loext:char-shading-value="0" style:font-weight-asian="normal" style:font-weight-complex="normal"/>
    </style:style>
    <style:style style:name="T20" style:family="text">
      <style:text-properties fo:color="#000000" style:font-name="CMU Serif1" fo:font-weight="normal" officeooo:rsid="028f730e" fo:background-color="transparent" loext:char-shading-value="0"/>
    </style:style>
    <style:style style:name="T21" style:family="text">
      <style:text-properties fo:color="#000000" style:font-name="CMU Serif1" fo:font-weight="normal" officeooo:rsid="02c30a4d" fo:background-color="transparent" loext:char-shading-value="0"/>
    </style:style>
    <style:style style:name="T22" style:family="text">
      <style:text-properties fo:color="#000000" style:font-name="CMU Serif1" fo:font-weight="normal" officeooo:rsid="02c43202" fo:background-color="transparent" loext:char-shading-value="0"/>
    </style:style>
    <style:style style:name="T23" style:family="text">
      <style:text-properties fo:color="#000000" style:font-name="CMU Serif1" fo:font-weight="normal" officeooo:rsid="02c5f8e5" fo:background-color="transparent" loext:char-shading-value="0"/>
    </style:style>
    <style:style style:name="T24" style:family="text">
      <style:text-properties fo:color="#000000" style:font-name="CMU Serif1" fo:font-weight="normal" officeooo:rsid="02c7087b" fo:background-color="transparent" loext:char-shading-value="0"/>
    </style:style>
    <style:style style:name="T25" style:family="text">
      <style:text-properties fo:color="#000000" style:font-name="CMU Serif1" fo:font-weight="normal" officeooo:rsid="02c7eb29" fo:background-color="transparent" loext:char-shading-value="0"/>
    </style:style>
    <style:style style:name="T26" style:family="text">
      <style:text-properties fo:color="#000000" style:font-name="CMU Serif1" fo:font-weight="normal" officeooo:rsid="02c9ae52" fo:background-color="transparent" loext:char-shading-value="0"/>
    </style:style>
    <style:style style:name="T27" style:family="text">
      <style:text-properties fo:color="#000000" style:font-name="CMU Serif1" fo:font-weight="normal" officeooo:rsid="02cb0f9a" fo:background-color="transparent" loext:char-shading-value="0"/>
    </style:style>
    <style:style style:name="T28" style:family="text">
      <style:text-properties fo:color="#000000" style:font-name="CMU Serif1" fo:font-weight="normal" officeooo:rsid="02cbe6a6" fo:background-color="transparent" loext:char-shading-value="0"/>
    </style:style>
    <style:style style:name="T29" style:family="text">
      <style:text-properties fo:color="#000000" style:font-name="CMU Serif1" fo:font-weight="normal" officeooo:rsid="02cbf248" fo:background-color="transparent" loext:char-shading-value="0"/>
    </style:style>
    <style:style style:name="T30" style:family="text">
      <style:text-properties fo:color="#000000" style:font-name="CMU Serif1" fo:font-weight="normal" officeooo:rsid="02cdbbbf" fo:background-color="transparent" loext:char-shading-value="0"/>
    </style:style>
    <style:style style:name="T31" style:family="text">
      <style:text-properties fo:color="#000000" style:font-name="CMU Serif1" fo:font-weight="normal" officeooo:rsid="02cf7c37" fo:background-color="transparent" loext:char-shading-value="0"/>
    </style:style>
    <style:style style:name="T32" style:family="text">
      <style:text-properties fo:color="#000000" style:font-name="CMU Serif1" fo:font-weight="normal" officeooo:rsid="02e0234d" fo:background-color="transparent" loext:char-shading-value="0"/>
    </style:style>
    <style:style style:name="T33" style:family="text">
      <style:text-properties fo:color="#000000" style:font-name="CMU Serif1" fo:font-weight="normal" officeooo:rsid="02d9aed1" style:font-weight-asian="normal" style:font-weight-complex="normal"/>
    </style:style>
    <style:style style:name="T34" style:family="text">
      <style:text-properties fo:color="#000000" style:font-name="CMU Serif1" fo:font-weight="normal" officeooo:rsid="02dc5649" style:font-weight-asian="normal" style:font-weight-complex="normal"/>
    </style:style>
    <style:style style:name="T35" style:family="text">
      <style:text-properties fo:color="#000000" style:font-name="CMU Serif1" fo:font-weight="normal" officeooo:rsid="02da8a1b" style:font-weight-asian="normal" style:font-weight-complex="normal"/>
    </style:style>
    <style:style style:name="T36" style:family="text">
      <style:text-properties fo:color="#000000" style:font-name="CMU Serif1" fo:font-weight="normal" officeooo:rsid="02ddbd6c" style:font-weight-asian="normal" style:font-weight-complex="normal"/>
    </style:style>
    <style:style style:name="T37" style:family="text">
      <style:text-properties fo:color="#000000" style:font-name="CMU Serif1" fo:font-weight="normal" officeooo:rsid="02e46dcc" style:font-weight-asian="normal" style:font-weight-complex="normal"/>
    </style:style>
    <style:style style:name="T38" style:family="text">
      <style:text-properties fo:color="#000000" style:font-name="CMU Serif1" fo:font-weight="normal" officeooo:rsid="02e639b6" style:font-weight-asian="normal" style:font-weight-complex="normal"/>
    </style:style>
    <style:style style:name="T39" style:family="text">
      <style:text-properties fo:color="#000000" style:font-name="CMU Serif1" fo:font-weight="normal" officeooo:rsid="02e74a0a" style:font-weight-asian="normal" style:font-weight-complex="normal"/>
    </style:style>
    <style:style style:name="T40" style:family="text">
      <style:text-properties fo:color="#000000" style:font-name="CMU Serif1" fo:font-weight="normal" officeooo:rsid="02e45693" style:font-weight-asian="normal" style:font-weight-complex="normal"/>
    </style:style>
    <style:style style:name="T41" style:family="text">
      <style:text-properties fo:color="#000000" style:font-name="CMU Serif1" fo:font-weight="normal" officeooo:rsid="02e8ed0b" style:font-weight-asian="normal" style:font-weight-complex="normal"/>
    </style:style>
    <style:style style:name="T42" style:family="text">
      <style:text-properties fo:color="#000000" style:font-name="CMU Serif1" fo:font-weight="normal" officeooo:rsid="02e87af7" style:font-weight-asian="normal" style:font-weight-complex="normal"/>
    </style:style>
    <style:style style:name="T43" style:family="text">
      <style:text-properties fo:color="#000000" style:font-name="CMU Serif1" fo:font-weight="normal" officeooo:rsid="02e90629" style:font-weight-asian="normal" style:font-weight-complex="normal"/>
    </style:style>
    <style:style style:name="T44" style:family="text">
      <style:text-properties fo:color="#000000" style:font-name="CMU Serif1" fo:font-weight="normal" officeooo:rsid="02e9249a" style:font-weight-asian="normal" style:font-weight-complex="normal"/>
    </style:style>
    <style:style style:name="T45" style:family="text">
      <style:text-properties fo:color="#000000" style:font-name="CMU Serif1" fo:font-weight="normal" officeooo:rsid="02e9acb5" style:font-weight-asian="normal" style:font-weight-complex="normal"/>
    </style:style>
    <style:style style:name="T46" style:family="text">
      <style:text-properties fo:color="#000000" style:font-name="CMU Serif1" fo:font-weight="normal" officeooo:rsid="02eb2be4" style:font-weight-asian="normal" style:font-weight-complex="normal"/>
    </style:style>
    <style:style style:name="T47" style:family="text">
      <style:text-properties fo:color="#000000" style:font-name="CMU Serif1" fo:font-weight="normal" officeooo:rsid="02ebe9c6" style:font-weight-asian="normal" style:font-weight-complex="normal"/>
    </style:style>
    <style:style style:name="T48" style:family="text">
      <style:text-properties fo:color="#000000" style:font-name="CMU Serif1" fo:font-weight="normal" officeooo:rsid="02ec2284" style:font-weight-asian="normal" style:font-weight-complex="normal"/>
    </style:style>
    <style:style style:name="T49" style:family="text">
      <style:text-properties fo:color="#000000" style:font-name="CMU Serif1" fo:font-weight="normal" officeooo:rsid="02ec78bf" style:font-weight-asian="normal" style:font-weight-complex="normal"/>
    </style:style>
    <style:style style:name="T50" style:family="text">
      <style:text-properties fo:color="#000000" style:font-name="CMU Serif1" fo:font-weight="normal" officeooo:rsid="02eda748" style:font-weight-asian="normal" style:font-weight-complex="normal"/>
    </style:style>
    <style:style style:name="T51" style:family="text">
      <style:text-properties fo:color="#000000" style:font-name="CMU Serif1" fo:font-weight="normal" officeooo:rsid="02e8ed0b"/>
    </style:style>
    <style:style style:name="T52" style:family="text">
      <style:text-properties fo:color="#000000" style:font-name="CMU Serif1" fo:font-weight="normal" officeooo:rsid="02e87af7"/>
    </style:style>
    <style:style style:name="T53" style:family="text">
      <style:text-properties fo:color="#000000" style:font-name="CMU Serif1" fo:font-weight="bold" officeooo:rsid="02c7eb29" fo:background-color="transparent" loext:char-shading-value="0" style:font-weight-asian="bold" style:font-weight-complex="bold"/>
    </style:style>
    <style:style style:name="T54" style:family="text">
      <style:text-properties fo:color="#000000" style:font-name="CMU Serif1" fo:font-weight="bold" officeooo:rsid="02c30a4d" fo:background-color="transparent" loext:char-shading-value="0" style:font-weight-asian="bold" style:font-weight-complex="bold"/>
    </style:style>
    <style:style style:name="T55" style:family="text">
      <style:text-properties fo:color="#000000" style:font-name="CMU Serif1" fo:font-weight="bold" officeooo:rsid="02cf7c37" fo:background-color="transparent" loext:char-shading-value="0" style:font-weight-asian="bold" style:font-weight-complex="bold"/>
    </style:style>
    <style:style style:name="T56" style:family="text">
      <style:text-properties fo:color="#000000" style:font-name="CMU Serif1" fo:font-weight="bold" officeooo:rsid="02d9aed1" style:font-weight-asian="bold" style:font-weight-complex="bold"/>
    </style:style>
    <style:style style:name="T57" style:family="text">
      <style:text-properties fo:color="#000000" style:font-name="CMU Serif1" fo:font-weight="bold" officeooo:rsid="02e6bba6" style:font-weight-asian="bold" style:font-weight-complex="bold"/>
    </style:style>
    <style:style style:name="T58" style:family="text">
      <style:text-properties fo:color="#000000" style:font-name="CMU Serif1" fo:font-weight="bold" officeooo:rsid="02e46dcc" style:font-weight-asian="bold" style:font-weight-complex="bold"/>
    </style:style>
    <style:style style:name="T59" style:family="text">
      <style:text-properties fo:color="#000000" style:font-name="CMU Serif1" fo:font-weight="bold" officeooo:rsid="02e87af7" style:font-weight-asian="bold" style:font-weight-complex="bold"/>
    </style:style>
    <style:style style:name="T60" style:family="text">
      <style:text-properties fo:color="#000000" style:font-name="CMU Serif1" fo:font-weight="bold" officeooo:rsid="02e45693" style:font-weight-asian="bold" style:font-weight-complex="bold"/>
    </style:style>
    <style:style style:name="T61" style:family="text">
      <style:text-properties fo:color="#000000" style:font-name="CMU Serif1" fo:font-weight="bold" officeooo:rsid="02e8ed0b" style:font-weight-asian="bold" style:font-weight-complex="bold"/>
    </style:style>
    <style:style style:name="T62" style:family="text">
      <style:text-properties fo:color="#000000" style:font-name="CMU Serif1" fo:font-weight="bold" officeooo:rsid="02ec2284" style:font-weight-asian="bold" style:font-weight-complex="bold"/>
    </style:style>
    <style:style style:name="T63" style:family="text">
      <style:text-properties fo:color="#000000" style:font-name="CMU Serif1" fo:font-style="italic" fo:font-weight="normal" officeooo:rsid="02ec78bf" style:font-style-asian="italic" style:font-weight-asian="normal" style:font-style-complex="italic" style:font-weight-complex="normal"/>
    </style:style>
    <style:style style:name="T64" style:family="text">
      <style:text-properties fo:color="#000000" style:font-name="CMU Serif1" fo:font-style="italic" style:text-underline-style="none" fo:font-weight="normal" officeooo:rsid="02f303f6" style:font-style-asian="italic" style:font-weight-asian="normal" style:font-style-complex="italic" style:font-weight-complex="normal"/>
    </style:style>
    <style:style style:name="T65" style:family="text">
      <style:text-properties fo:color="#000000" style:font-name="CMU Serif1" fo:font-style="normal" style:text-underline-style="none" fo:font-weight="normal" officeooo:rsid="02ec78bf" style:font-style-asian="normal" style:font-weight-asian="normal" style:font-style-complex="normal" style:font-weight-complex="normal"/>
    </style:style>
    <style:style style:name="T66" style:family="text">
      <style:text-properties fo:color="#000000" style:font-name="CMU Serif1" fo:font-style="normal" style:text-underline-style="none" fo:font-weight="normal" officeooo:rsid="02eda748" style:font-style-asian="normal" style:font-weight-asian="normal" style:font-style-complex="normal" style:font-weight-complex="normal"/>
    </style:style>
    <style:style style:name="T67" style:family="text">
      <style:text-properties fo:color="#000000" style:font-name="CMU Serif1" fo:font-style="normal" style:text-underline-style="none" fo:font-weight="normal" officeooo:rsid="02eef1c1" style:font-style-asian="normal" style:font-weight-asian="normal" style:font-style-complex="normal" style:font-weight-complex="normal"/>
    </style:style>
    <style:style style:name="T68" style:family="text">
      <style:text-properties fo:color="#000000" style:font-name="CMU Serif1" fo:font-style="normal" style:text-underline-style="none" fo:font-weight="normal" officeooo:rsid="02ef71c6" style:font-style-asian="normal" style:font-weight-asian="normal" style:font-style-complex="normal" style:font-weight-complex="normal"/>
    </style:style>
    <style:style style:name="T69" style:family="text">
      <style:text-properties fo:color="#000000" style:font-name="CMU Serif1" fo:font-style="normal" style:text-underline-style="none" fo:font-weight="normal" officeooo:rsid="02f1ed67" style:font-style-asian="normal" style:font-weight-asian="normal" style:font-style-complex="normal" style:font-weight-complex="normal"/>
    </style:style>
    <style:style style:name="T70" style:family="text">
      <style:text-properties fo:color="#000000" style:font-name="CMU Serif1" fo:font-style="normal" style:text-underline-style="none" fo:font-weight="normal" officeooo:rsid="02f303f6" style:font-style-asian="normal" style:font-weight-asian="normal" style:font-style-complex="normal" style:font-weight-complex="normal"/>
    </style:style>
    <style:style style:name="T71" style:family="text">
      <style:text-properties fo:color="#000000" style:font-name="CMU Serif1" fo:font-style="normal" style:text-underline-style="none" fo:font-weight="normal" officeooo:rsid="02f0bfa4" style:font-style-asian="normal" style:font-weight-asian="normal" style:font-style-complex="normal" style:font-weight-complex="normal"/>
    </style:style>
    <style:style style:name="T72" style:family="text">
      <style:text-properties officeooo:rsid="0211de9e"/>
    </style:style>
    <style:style style:name="T73" style:family="text">
      <style:text-properties officeooo:rsid="0211de9e" style:font-size-asian="10.5pt" style:font-size-complex="10.5pt"/>
    </style:style>
    <style:style style:name="T74" style:family="text">
      <style:text-properties fo:font-weight="bold" officeooo:rsid="0211de9e" fo:background-color="transparent" loext:char-shading-value="0" style:font-size-asian="10.5pt" style:font-weight-asian="bold" style:font-size-complex="10.5pt" style:font-weight-complex="bold"/>
    </style:style>
    <style:style style:name="T75" style:family="text">
      <style:text-properties officeooo:rsid="02b8c0c7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422300622416" text:id="ct94422300622416">
          <text:deletion>
            <office:change-info>
              <dc:creator>Autor desconhecido</dc:creator>
              <dc:date>2020-11-29T11:35:44</dc:date>
            </office:change-info>
            <text:p text:style-name="P3"><text:span text:style-name="Numeração_20_de_20_questão"><text:span text:style-name="T73">1.15</text:span></text:span><text:span text:style-name="T72">Qual é o impacto empresarial, político e social de não digitalizar os registros médicos (para o médico, </text:span><text:span text:style-name="T2">indivíduo</text:span><text:span text:style-name="T72">, hospitais, seguradoras, pacientes e para o governo norte-americano)?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O 1 – <text:span text:style-name="T75">Processos de Software</text:span></text:p>
      <text:p text:style-name="P5"><text:span text:style-name="T9">Atividade 3 – </text:span><text:span text:style-name="T10">Iniciando a melhoria de processo</text:span></text:p>
      <text:p text:style-name="P6">Pedro Antônio de Souza <text:span text:style-name="T1">(</text:span>201810557<text:span text:style-name="T1">)</text:span></text:p>
      <text:p text:style-name="Autor_20_Cabeçalho"/>
      <text:p text:style-name="P2"><text:span text:style-name="Numeração_20_de_20_questão"><text:span text:style-name="T74">1. </text:span></text:span><text:span text:style-name="T6">Definindo “processo”</text:span></text:p>
      <text:p text:style-name="P8"><text:span text:style-name="T25">Um </text:span><text:span text:style-name="T53">p</text:span><text:span text:style-name="T54">rocesso</text:span><text:span text:style-name="T21"> é </text:span><text:span text:style-name="T22">um grupo de atividades que, </text:span><text:span text:style-name="T23">ao se inter-relacionarem, geram um produto partindo de um estado inicial. </text:span><text:span text:style-name="T25">Detalhando mais,</text:span><text:span text:style-name="T24"> o processo é composto por uma motivação </text:span><text:span text:style-name="T25">(produto que se deseja gerar)</text:span><text:span text:style-name="T24">, atividades a serem executadas e um conjunto de ferramentas para atingir o objetivo.</text:span></text:p>
      <text:p text:style-name="P9"><text:span text:style-name="T26">Executamos vários processos em situações do dia a dia, como por exemplo a preparação de café. Nesse processo, </text:span><text:span text:style-name="T28">de acordo com a quantidade de café que deseja-se obter, </text:span><text:span text:style-name="T26">tem-</text:span><text:span text:style-name="T28">se</text:span><text:span text:style-name="T26"> como atividades esquentar a quantidade correta de água, </text:span><text:span text:style-name="T28">reservar</text:span><text:span text:style-name="T27"> uma quantidade satisfatória de pó de café no coador e, </text:span><text:span text:style-name="T28">por fim,</text:span><text:span text:style-name="T27"> </text:span><text:span text:style-name="T28">coar o pó</text:span><text:span text:style-name="T27">. </text:span><text:span text:style-name="T29">Através desse processo, obtém-se o produto desejado: o café coado.</text:span></text:p>
      <text:p text:style-name="P2"><text:span text:style-name="Numeração_20_de_20_questão"><text:span text:style-name="T7">2. </text:span></text:span><text:span text:style-name="T4">Processos relevantes para a garantia de entrega no prazo e a qualidade dos sistemas</text:span></text:p>
      <text:p text:style-name="P10"><text:span text:style-name="T20">D</text:span><text:span text:style-name="T30">e acordo com o guia </text:span><text:span text:style-name="T32">do</text:span><text:span text:style-name="T30"> MPS.BR, </text:span><text:span text:style-name="T31">ao aplicar os processos </text:span><text:span text:style-name="T55">Gerência de Projetos (GPR)</text:span><text:span text:style-name="T31"> e </text:span><text:span text:style-name="T55">Gerência de Requisitos (GRE)</text:span><text:span text:style-name="T11"> </text:span><text:span text:style-name="T17">na produção de sistemas</text:span><text:span text:style-name="T11">, </text:span><text:span text:style-name="T13">presume-se</text:span><text:span text:style-name="T11"> que </text:span><text:span text:style-name="T17">o produto </text:span><text:span text:style-name="T12">seja entregue </text:span><text:span text:style-name="T19">dentro do</text:span><text:span text:style-name="T12"> prazo com a qualidade assegurada.</text:span></text:p>
      <text:p text:style-name="P10"><text:span text:style-name="T14">Um dos resultados esperados no emprego da GPR é o estabelecimento e manutenção do orçamento e cronograma do projeto. </text:span><text:span text:style-name="T18">A</text:span><text:span text:style-name="T14">ssim, assegura-se o cumprimento de prazos.</text:span></text:p>
      <text:p text:style-name="P10"><text:span text:style-name="T14">Em relação à adoção da GRE, espera-se que </text:span><text:span text:style-name="T15">sejam feitas revisões em planos e produtos de trabalho do projeto a fim de identificar e corrigir inconsistências em relação aos requisitos. </text:span><text:span text:style-name="T18">D</text:span><text:span text:style-name="T15">essa forma, a qualidade do sistema é </text:span><text:span text:style-name="T16">beneficiada</text:span><text:span text:style-name="T15">.</text:span></text:p>
      <text:p text:style-name="P4"><text:span text:style-name="Numeração_20_de_20_questão"><text:span text:style-name="T7">3. </text:span></text:span><text:span text:style-name="T6">Definindo “Melhoria de Processo de Software”</text:span></text:p>
      <text:p text:style-name="P7"><text:span text:style-name="T33">A </text:span><text:span text:style-name="T56">melhoria de processo de software</text:span><text:span text:style-name="T33"> </text:span><text:span text:style-name="T34">é toda ação</text:span><text:span text:style-name="T35"> </text:span><text:span text:style-name="T34">de mudança </text:span><text:span text:style-name="T36">d</text:span><text:span text:style-name="T34">os processos de uma organização visando </text:span><text:span text:style-name="T36">aprimorá-los para que eles correspondam às necessidades de negócio e assegure que as metas sejam alcançadas de forma efetiva.</text:span></text:p>
      <text:p text:style-name="P3"><text:change text:change-id="ct94422300622416"/><text:soft-page-break/><text:span text:style-name="Numeração_20_de_20_questão"><text:span text:style-name="T8">4</text:span></text:span><text:span text:style-name="Numeração_20_de_20_questão"><text:span text:style-name="T7">. </text:span></text:span><text:span text:style-name="T3">Análise </text:span><text:span text:style-name="T5">da empresa TecUfla</text:span></text:p>
      <text:list xml:id="list3682902774" text:style-name="L1">
        <text:list-item>
          <text:p text:style-name="P12"><text:span text:style-name="T52">Os principais processos que podem auxiliar na resolução </text:span><text:span text:style-name="T51">dos problemas da TecUfla são </text:span><text:span text:style-name="T60">Gerência de Projetos (GPR)</text:span><text:span text:style-name="T40">, </text:span><text:span text:style-name="T60">Gerência de Requisitos </text:span><text:span text:style-name="T61">(</text:span><text:span text:style-name="T60">GRE</text:span><text:span text:style-name="T61">)</text:span><text:span text:style-name="T41"> e </text:span><text:span text:style-name="T62">Gerência de Configuração (GCO)</text:span><text:span text:style-name="T48"> e </text:span><text:span text:style-name="T58">G</text:span><text:span text:style-name="T57">arantia de Qualidade</text:span><text:span text:style-name="T58"> (G</text:span><text:span text:style-name="T57">Q</text:span><text:span text:style-name="T59">A)</text:span><text:span text:style-name="T42">.</text:span></text:p>
          <text:p text:style-name="P13"><text:span text:style-name="T43">Com</text:span><text:span text:style-name="T41"> </text:span><text:span text:style-name="T43">a utilização do </text:span><text:span text:style-name="T40">GPR </text:span><text:span text:style-name="T43">espera-se que </text:span><text:span text:style-name="T44">seja melhorada a identificação d</text:span><text:span text:style-name="T43">os riscos do projeto </text:span><text:span text:style-name="T44">e seus impactos</text:span><text:span text:style-name="T43">. Assim, o tratamento d</text:span><text:span text:style-name="T44">as</text:span><text:span text:style-name="T43"> falhas são facilmente determinados e documentos.</text:span></text:p>
          <text:p text:style-name="P14"><text:span text:style-name="T43">O </text:span><text:span text:style-name="T44">GRE contribui para </text:span><text:span text:style-name="T45">que os requisitos do sistema sejam implementados </text:span><text:span text:style-name="T47">apropriadamente</text:span><text:span text:style-name="T45">. Dessa forma, </text:span><text:span text:style-name="T46">evita-se o desconhecimento da motivação </text:span><text:span text:style-name="T47">das</text:span><text:span text:style-name="T46"> alterações no software, </text:span><text:span text:style-name="T47">já que haverá </text:span><text:span text:style-name="T48">equivalência</text:span><text:span text:style-name="T47"> entre requisitos e produto</text:span><text:span text:style-name="T46">. </text:span><text:span text:style-name="T48">De forma similar, o</text:span><text:span text:style-name="T46"> </text:span><text:span text:style-name="T48">GCO pode beneficiar a rastreabilidade de modificações, pois <text:s/>através dele é feito o controle de versão.</text:span></text:p>
          <text:p text:style-name="P11"><text:span text:style-name="T48">Por fim</text:span><text:span text:style-name="T37">, o </text:span><text:span text:style-name="T48">GQA </text:span><text:span text:style-name="T37">pode auxiliar </text:span><text:span text:style-name="T48">na prevenção de </text:span><text:span text:style-name="T38">falhas </text:span><text:span text:style-name="T39">nas novas versões do sistema </text:span><text:span text:style-name="T49">e na adição de novas funcionalidades</text:span><text:span text:style-name="T38">, </text:span><text:span text:style-name="T39">já que </text:span><text:span text:style-name="T49">seu</text:span><text:span text:style-name="T39"> propósito </text:span><text:span text:style-name="T49">é </text:span><text:span text:style-name="T39">assegurar que o produto esteja em conformidade com os planos, procedimentos e padrões estabelecidos.</text:span></text:p>
          <text:p text:style-name="P11"><text:span text:style-name="T39"/></text:p>
        </text:list-item>
        <text:list-item>
          <text:p text:style-name="P15"><text:span text:style-name="T38">E</text:span><text:span text:style-name="T49">m relação ao GRE, é importante que o projeto disponha de uma pessoa dedicada ao entendimento dos requisitos para que eles sejam corretamente implementados. Algumas metodologias ágeis incentivam cargos com essa atribuição, </text:span><text:span text:style-name="T50">como</text:span><text:span text:style-name="T49"> o </text:span><text:span text:style-name="T63">Product Owner</text:span><text:span text:style-name="T65"> (PO) </text:span><text:span text:style-name="T66">no Scrum. Assim, </text:span><text:span text:style-name="T67">sugere-se que</text:span><text:span text:style-name="T66"> a TecUfla capacite ou contrate um profissional para essa área </text:span><text:span text:style-name="T67">a fim de</text:span><text:span text:style-name="T66"> evit</text:span><text:span text:style-name="T67">ar</text:span><text:span text:style-name="T66"> problemas de inconformidade </text:span><text:span text:style-name="T67">entre produto e </text:span><text:span text:style-name="T66">requisitos.</text:span></text:p>
          <text:p text:style-name="P16"><text:span text:style-name="T68">Além disso, o</text:span><text:span text:style-name="T66"> GCO </text:span><text:span text:style-name="T68">também contribui para controlar as mudanças realizadas e gerenciamento das múltiplas versões do sistema. Portanto, é indispensável que se utilize ferramentas de controle de versão para que as implementações sejam auditáveis e rastreáveis.</text:span></text:p>
          <text:p text:style-name="P16"><text:span text:style-name="T68"/></text:p>
        </text:list-item>
        <text:list-item>
          <text:p text:style-name="P17"><text:span text:style-name="T71">Para os problemas relacionados às falhas do sistema, pode-se avaliar a efetividade da</text:span><text:span text:style-name="T69">s</text:span><text:span text:style-name="T71"> melhoria</text:span><text:span text:style-name="T69">s aplicadas</text:span><text:span text:style-name="T71"> através de relatórios de reclamações </text:span><text:span text:style-name="T69">dos clientes. </text:span><text:span text:style-name="T70">Em relação às dificuldades encontradas pelos desenvolvedores e equipe de manutenção, pode-se analisar o </text:span><text:span text:style-name="T64">feedback</text:span><text:span text:style-name="T70"> dos profissionais nas reuniões para esse fim, como as </text:span><text:soft-page-break/><text:span text:style-name="T70">Retrospectivas no Scrum. Em ambos os casos, caso haja queda nas reclamações, entende-se que as melhorias foram efetiva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2-01-24T20:41:41.497839234</dc:date>
    <meta:editing-duration>PT2H9M49S</meta:editing-duration>
    <meta:editing-cycles>90</meta:editing-cycles>
    <meta:generator>LibreOffice/6.4.7.2$Linux_X86_64 LibreOffice_project/40$Build-2</meta:generator>
    <meta:document-statistic meta:table-count="0" meta:image-count="0" meta:object-count="0" meta:page-count="3" meta:paragraph-count="20" meta:word-count="609" meta:character-count="3891" meta:non-whitespace-character-count="3302"/>
  </office:meta>
</office:document-meta>
</file>